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292b2c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2" style:family="paragraph" style:parent-style-name="Heading_20_4">
      <style:text-properties style:font-name="Times New Roman" fo:font-size="16pt" fo:font-weight="bold" officeooo:paragraph-rsid="000c928a" style:font-size-asian="16pt" style:font-weight-asian="bold" style:font-size-complex="16pt" style:font-weight-complex="bold"/>
    </style:style>
    <style:style style:name="P3" style:family="paragraph" style:parent-style-name="Heading_20_4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92b2c" style:font-name="Times New Roman" fo:font-size="14pt" fo:letter-spacing="normal" fo:font-style="normal" fo:font-weight="normal" officeooo:paragraph-rsid="000d15c0" style:font-size-asian="14pt" style:font-size-complex="14pt" loext:padding="0cm" loext:border="none"/>
    </style:style>
    <style:style style:name="P4" style:family="paragraph" style:parent-style-name="Heading_20_4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92b2c" style:font-name="Times New Roman" fo:font-size="14pt" fo:letter-spacing="normal" officeooo:paragraph-rsid="000c928a" style:font-size-asian="14pt" style:font-size-complex="14pt" loext:padding="0cm" loext:border="none"/>
    </style:style>
    <style:style style:name="P5" style:family="paragraph" style:parent-style-name="Heading_20_4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officeooo:paragraph-rsid="000d15c0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92b2c" style:font-name="Times New Roman" fo:font-size="16pt" fo:letter-spacing="normal" fo:font-style="normal" fo:font-weight="bold" officeooo:paragraph-rsid="000d15c0" style:font-size-asian="16pt" style:font-weight-asian="bold" style:font-size-complex="16pt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92b2c" style:font-name="Times New Roman" fo:font-size="14pt" fo:letter-spacing="normal" officeooo:paragraph-rsid="000c928a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92b2c" style:font-name="Times New Roman" fo:font-size="14pt" fo:letter-spacing="normal" fo:font-weight="normal" officeooo:paragraph-rsid="000c928a" style:font-size-asian="14pt" style:font-weight-asian="normal" style:font-size-complex="14pt" style:font-weight-complex="normal" loext:padding="0cm" loext:border="none"/>
    </style:style>
    <style:style style:name="P9" style:family="paragraph" style:parent-style-name="Heading_20_4">
      <style:paragraph-properties fo:margin-top="0cm" fo:margin-bottom="0cm" loext:contextual-spacing="false" fo:line-height="100%"/>
      <style:text-properties style:font-name="Times New Roman" fo:font-size="14pt" officeooo:paragraph-rsid="000f45e0" style:font-size-asian="14pt" style:font-size-complex="14pt"/>
    </style:style>
    <style:style style:name="P10" style:family="paragraph" style:parent-style-name="Heading_20_4">
      <style:paragraph-properties fo:margin-top="0cm" fo:margin-bottom="0cm" loext:contextual-spacing="false" fo:line-height="100%"/>
      <style:text-properties style:font-name="Times New Roman" fo:font-size="14pt" fo:font-weight="normal" officeooo:paragraph-rsid="000c928a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92b2c" style:font-name="Times New Roman" fo:font-size="14pt" fo:letter-spacing="normal" fo:font-style="normal" fo:font-weight="normal" officeooo:paragraph-rsid="000c928a" style:font-size-asian="14pt" style:font-size-complex="14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92b2c" style:font-name="Roboto" fo:font-size="14pt" fo:letter-spacing="normal" fo:font-style="normal" fo:font-weight="normal" officeooo:paragraph-rsid="000c928a" loext:padding="0cm" loext:border="none"/>
    </style:style>
    <style:style style:name="T1" style:family="text">
      <style:text-properties fo:font-variant="normal" fo:text-transform="none" fo:color="#292b2c" fo:font-style="normal"/>
    </style:style>
    <style:style style:name="T2" style:family="text">
      <style:text-properties fo:font-variant="normal" fo:text-transform="none" fo:color="#292b2c" fo:font-style="normal" fo:font-weight="normal" officeooo:rsid="000c928a"/>
    </style:style>
    <style:style style:name="T3" style:family="text">
      <style:text-properties fo:font-variant="normal" fo:text-transform="none" fo:color="#292b2c" fo:font-style="normal" officeooo:rsid="000d15c0"/>
    </style:style>
    <style:style style:name="T4" style:family="text">
      <style:text-properties fo:font-variant="normal" fo:text-transform="none" fo:color="#292b2c" style:font-name="Times New Roman" fo:font-size="16pt" fo:letter-spacing="normal" fo:font-style="normal" fo:font-weight="bold" officeooo:rsid="000d15c0" style:font-size-asian="16pt" style:font-weight-asian="bold" style:font-size-complex="16pt" style:font-weight-complex="bold" loext:padding="0cm" loext:border="none"/>
    </style:style>
    <style:style style:name="T5" style:family="text">
      <style:text-properties fo:font-variant="normal" fo:text-transform="none" fo:color="#292b2c" style:font-name="Times New Roman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T6" style:family="text">
      <style:text-properties fo:font-variant="normal" fo:text-transform="none" fo:color="#292b2c" style:font-name="Times New Roman" fo:font-size="16pt" fo:letter-spacing="normal" fo:font-style="normal" fo:font-weight="bold" officeooo:rsid="00108ed7" style:font-name-asian="NSimSun" style:font-size-asian="16pt" style:font-weight-asian="bold" style:font-name-complex="Lucida Sans" style:font-size-complex="16pt" style:font-weight-complex="bold" loext:padding="0cm" loext:border="none"/>
    </style:style>
    <style:style style:name="T7" style:family="text">
      <style:text-properties fo:font-variant="normal" fo:text-transform="none" fo:color="#292b2c" style:font-name="Times New Roman" fo:font-size="16pt" fo:letter-spacing="normal" fo:font-style="normal" fo:font-weight="bold" officeooo:rsid="001275ea" style:font-name-asian="NSimSun" style:font-size-asian="16pt" style:font-weight-asian="bold" style:font-name-complex="Lucida Sans" style:font-size-complex="16pt" style:font-weight-complex="bold" loext:padding="0cm" loext:border="none"/>
    </style:style>
    <style:style style:name="T8" style:family="text">
      <style:text-properties fo:font-style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officeooo:rsid="000c928a"/>
    </style:style>
    <style:style style:name="T11" style:family="text">
      <style:text-properties fo:font-style="normal" fo:font-weight="normal" officeooo:rsid="00108ed7"/>
    </style:style>
    <style:style style:name="T12" style:family="text">
      <style:text-properties fo:font-style="normal" fo:font-weight="normal" officeooo:rsid="001275ea"/>
    </style:style>
    <style:style style:name="T13" style:family="text">
      <style:text-properties fo:font-style="normal" officeooo:rsid="000c928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c928a" style:font-weight-asian="normal" style:font-weight-complex="normal"/>
    </style:style>
    <style:style style:name="T16" style:family="text">
      <style:text-properties officeooo:rsid="000c928a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0d15c0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133464" style:font-size-asian="16pt" style:font-weight-asian="bold" style:font-size-complex="16pt" style:font-weight-complex="bold"/>
    </style:style>
    <style:style style:name="T20" style:family="text">
      <style:text-properties fo:font-size="16pt" fo:font-style="normal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style="normal" fo:font-weight="bold" officeooo:rsid="000d15c0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<text:span text:style-name="T3">Q1-</text:span><text:span text:style-name="T1">Selecione a frase que melhor o descreve na hora de escolher um investimento:</text:span></text:h>
      <text:h text:style-name="P9" text:outline-level="4"><text:span text:style-name="T2">0- </text:span><text:span text:style-name="T14">Sigo o conselho de alguém que conheça mais o mercado que eu e seja da minha confiança;</text:span></text:h>
      <text:h text:style-name="P9" text:outline-level="4"><text:span text:style-name="T15">1- </text:span><text:span text:style-name="T14">Busco primeiro segurança, pensando no longo prazo, mesmo abrindo mão de um pouco de rentabilidade;</text:span></text:h>
      <text:h text:style-name="P10" text:outline-level="4"><text:span text:style-name="T16">2- </text:span>Invisto em algo que eu conheça bem. </text:h>
      <text:h text:style-name="P1" text:outline-level="4"><text:span text:style-name="T18">Q2-</text:span><text:span text:style-name="T17">O que você prioriza na hora de investir?</text:span></text:h>
      <text:p text:style-name="P7"><text:span text:style-name="T10">0- </text:span><text:span text:style-name="T9">Segurança e Tranquilidade.</text:span></text:p>
      <text:p text:style-name="P7"><text:span text:style-name="T10">1- </text:span><text:span text:style-name="T9">Rentabilidade e Diversificação;</text:span></text:p>
      <text:p text:style-name="P11"/>
      <text:h text:style-name="P4" text:outline-level="4"><text:span text:style-name="T21">Q3-</text:span><text:span text:style-name="T20">Como você define sua experiência com investimentos?</text:span></text:h>
      <text:p text:style-name="P7"><text:span text:style-name="T10">0- </text:span><text:span text:style-name="T9">Nenhuma;</text:span></text:p>
      <text:p text:style-name="P7"><text:span text:style-name="T10">1- </text:span><text:span text:style-name="T9">Possuo conhecimento e experiência no mercado de renda fixa e fundos;</text:span></text:p>
      <text:p text:style-name="P7"><text:span text:style-name="T10">2- </text:span><text:span text:style-name="T9">Possuo algum conhecimento no mercado de renda variável e de derivativos;</text:span></text:p>
      <text:p text:style-name="P7"><text:span text:style-name="T10">3- </text:span><text:span text:style-name="T9">Possuo ampla experiência no mercado de renda variável e de derivativos.</text:span></text:p>
      <text:p text:style-name="P11"/>
      <text:h text:style-name="P3" text:outline-level="4"><text:span text:style-name="T18">Q4-</text:span><text:span text:style-name="T17">Se algo inesperado acontecer na economia ou no mercado e o resultado for uma oscilação grande nos seus investimentos, qual a sua atitude?</text:span></text:h>
      <text:p text:style-name="P7"><text:span text:style-name="T10">0- </text:span><text:span text:style-name="T9">Venderia imediatamente;</text:span></text:p>
      <text:p text:style-name="P7"><text:span text:style-name="T10">1- </text:span><text:span text:style-name="T9">Entendo que estou exposto a este risco para determinados ativos, mas não para todo o meu patrimônio;</text:span></text:p>
      <text:p text:style-name="P7"><text:span text:style-name="T10">2- </text:span><text:span text:style-name="T9">Entendo que meu patrimônio está sujeito a flutuações dessa magnitude e não está 100% protegido.</text:span></text:p>
      <text:p text:style-name="P11"/>
      <text:h text:style-name="P5" text:outline-level="4"><text:span text:style-name="T4">Q5-</text:span><text:span text:style-name="T5">Por quanto tempo pretende deixar o dinheiro investido na </text:span><text:span text:style-name="T6">corretora</text:span><text:span text:style-name="T5">?</text:span></text:h>
      <text:p text:style-name="P8"><text:span text:style-name="T13">0- </text:span><text:span text:style-name="T8">Menos de 1 ano;</text:span></text:p>
      <text:p text:style-name="P7"><text:span text:style-name="T10">1- </text:span><text:span text:style-name="T9">De 1 a 3 anos;</text:span></text:p>
      <text:p text:style-name="P7"><text:span text:style-name="T10">2- </text:span><text:span text:style-name="T9">De 3 a 5 anos;</text:span></text:p>
      <text:p text:style-name="P7"><text:span text:style-name="T10">3- </text:span><text:span text:style-name="T9">Acima de 5 anos.</text:span></text:p>
      <text:p text:style-name="P11"/>
      <text:h text:style-name="P3" text:outline-level="4"><text:span text:style-name="T18">Q6-</text:span><text:span text:style-name="T17">Quais desses investimentos você já realizou no passado</text:span><text:span text:style-name="T19">(some os números dos itens marcados)</text:span><text:span text:style-name="T17">?</text:span></text:h>
      <text:p text:style-name="P7"><text:span text:style-name="T12">0</text:span><text:span text:style-name="T10">- </text:span><text:span text:style-name="T9">Nunca investi;</text:span></text:p>
      <text:p text:style-name="P7"><text:span text:style-name="T10">1- </text:span><text:span text:style-name="T9">Poupança;</text:span></text:p>
      <text:p text:style-name="P7"><text:span text:style-name="T10">2- </text:span><text:span text:style-name="T9">Previdência Privada;</text:span></text:p>
      <text:p text:style-name="P7"><text:span text:style-name="T12">4</text:span><text:span text:style-name="T10">- </text:span><text:span text:style-name="T9">Títulos de R</text:span><text:span text:style-name="T11">enda </text:span><text:span text:style-name="T9">F</text:span><text:span text:style-name="T11">ixa</text:span><text:span text:style-name="T9">;</text:span></text:p>
      <text:p text:style-name="P7"><text:span text:style-name="T12">8</text:span><text:span text:style-name="T10">- </text:span><text:span text:style-name="T9">Fundos de investimento;</text:span></text:p>
      <text:p text:style-name="P7"><text:span text:style-name="T12">16</text:span><text:span text:style-name="T10">- </text:span><text:span text:style-name="T9">Bolsa de Valores e derivativos.</text:span></text:p>
      <text:h text:style-name="P5" text:outline-level="4"><text:soft-page-break/><text:span text:style-name="T4">Q7-</text:span><text:span text:style-name="T5">Sobre os recursos investidos na </text:span><text:span text:style-name="T7">corretora</text:span><text:span text:style-name="T5">, quando você pretende utilizá-los?</text:span></text:h>
      <text:p text:style-name="P6"/>
      <text:p text:style-name="P7"><text:span text:style-name="T10">0- </text:span><text:span text:style-name="T9">Nos próximos 6 meses;</text:span></text:p>
      <text:p text:style-name="P7"><text:span text:style-name="T10">1- </text:span><text:span text:style-name="T9">Nos próximos 12 meses;</text:span></text:p>
      <text:p text:style-name="P7"><text:span text:style-name="T10">2- </text:span><text:span text:style-name="T9">Não tenho necessidade de utilizar os recursos.</text:span></text:p>
      <text:p text:style-name="P12"/>
      <text:p text:style-name="P12"/>
      <text:p text:style-name="P12"/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6T15:47:44.596000000</meta:creation-date>
    <dc:date>2019-11-19T17:57:08.676000000</dc:date>
    <meta:editing-duration>PT32M48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2" meta:word-count="272" meta:character-count="1616" meta:non-whitespace-character-count="1375"/>
  </office:meta>
</office:document-meta>
</file>